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b4c7dc" draw:textarea-horizontal-align="justify" draw:textarea-vertical-align="middle" draw:auto-grow-height="false" fo:min-height="19.34cm" fo:min-width="8.707cm"/>
      <style:paragraph-properties style:writing-mode="lr-tb"/>
    </style:style>
    <style:style style:name="gr2" style:family="graphic" style:parent-style-name="standard">
      <style:graphic-properties draw:fill="solid" draw:fill-color="#b4c7dc" draw:textarea-horizontal-align="justify" draw:textarea-vertical-align="middle" draw:auto-grow-height="false" fo:min-height="19.34cm" fo:min-width="5.755cm"/>
      <style:paragraph-properties style:writing-mode="lr-tb"/>
    </style:style>
    <style:style style:name="gr3" style:family="graphic" style:parent-style-name="standard">
      <style:graphic-properties draw:fill="solid" draw:fill-color="#729fcf" draw:textarea-horizontal-align="justify" draw:textarea-vertical-align="middle" draw:auto-grow-height="false" fo:min-height="1.02cm" fo:min-width="5.18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9.34cm" fo:min-width="8.708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424cm" fo:min-width="0.174cm"/>
    </style:style>
    <style:style style:name="gr6" style:family="graphic" style:parent-style-name="standard">
      <style:graphic-properties draw:textarea-horizontal-align="justify" draw:textarea-vertical-align="middle" draw:auto-grow-height="false" fo:min-height="1.097cm" fo:min-width="3.766cm"/>
      <style:paragraph-properties style:writing-mode="lr-tb"/>
    </style:style>
    <style:style style:name="gr7" style:family="graphic" style:parent-style-name="objectwithoutfill">
      <style:graphic-properties draw:marker-end="Arrowheads_20_1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873cm" fo:min-width="4.216cm"/>
      <style:paragraph-properties style:writing-mode="lr-tb"/>
    </style:style>
    <style:style style:name="gr9" style:family="graphic" style:parent-style-name="objectwithoutfill">
      <style:graphic-properties draw:marker-end="Arrowheads_20_2" draw:marker-end-width="0.3cm" draw:fill="none" draw:textarea-vertical-align="middle"/>
      <style:paragraph-properties style:writing-mode="lr-tb"/>
    </style:style>
    <style:style style:name="gr10" style:family="graphic" style:parent-style-name="objectwithoutfill">
      <style:graphic-properties draw:marker-end="Arrowheads_20_3" draw:marker-end-width="0.3cm" draw:fill="none" draw:textarea-vertical-align="middle"/>
    </style:style>
    <style:style style:name="gr11" style:family="graphic" style:parent-style-name="objectwithoutfill">
      <style:graphic-properties draw:marker-end="Arrowheads_20_4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.703cm" fo:min-width="3.786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424cm" fo:min-width="5.562cm"/>
      <style:paragraph-properties style:writing-mode="lr-tb"/>
    </style:style>
    <style:style style:name="gr14" style:family="graphic" style:parent-style-name="objectwithoutfill">
      <style:graphic-properties draw:marker-end="Arrowheads_20_5" draw:marker-end-width="0.3cm" draw:fill="none" draw:textarea-vertical-align="middle"/>
    </style:style>
    <style:style style:name="gr15" style:family="graphic" style:parent-style-name="objectwithoutfill">
      <style:graphic-properties draw:marker-end="Arrowheads_20_6" draw:marker-end-width="0.3cm" draw:fill="none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 fo:min-height="1.021cm" fo:min-width="8.073cm"/>
      <style:paragraph-properties style:writing-mode="lr-tb"/>
    </style:style>
    <style:style style:name="gr17" style:family="graphic" style:parent-style-name="objectwithoutfill">
      <style:graphic-properties draw:marker-end="Arrowheads_20_8" draw:marker-end-width="0.3cm" draw:fill="none" draw:textarea-vertical-align="middle"/>
    </style:style>
    <style:style style:name="gr18" style:family="graphic" style:parent-style-name="standard">
      <style:graphic-properties draw:textarea-horizontal-align="justify" draw:textarea-vertical-align="middle" draw:auto-grow-height="false" fo:min-height="1.021cm" fo:min-width="7.756cm"/>
      <style:paragraph-properties style:writing-mode="lr-tb"/>
    </style:style>
    <style:style style:name="gr19" style:family="graphic" style:parent-style-name="objectwithoutfill">
      <style:graphic-properties draw:marker-end="Arrowheads_20_9" draw:marker-end-width="0.3cm" draw:fill="none" draw:textarea-vertical-align="middle"/>
    </style:style>
    <style:style style:name="gr20" style:family="graphic" style:parent-style-name="standard">
      <style:graphic-properties draw:textarea-horizontal-align="justify" draw:textarea-vertical-align="middle" draw:auto-grow-height="false" fo:min-height="0.648cm" fo:min-width="5.113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648cm" fo:min-width="4.89cm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loext:graphic-properties draw:fill="solid" draw:fill-color="#b4c7dc"/>
      <style:paragraph-properties fo:text-align="center" style:writing-mode="lr-tb"/>
      <style:text-properties fo:font-size="18pt"/>
    </style:style>
    <style:style style:name="P3" style:family="paragraph">
      <loext:graphic-properties draw:fill="solid" draw:fill-color="#729fcf"/>
      <style:paragraph-properties fo:text-align="center" style:writing-mode="lr-tb"/>
      <style:text-properties fo:font-size="18pt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solid" draw:fill-color="#b4c7dc"/>
      <style:paragraph-properties fo:text-align="center" style:writing-mode="lr-tb"/>
    </style:style>
    <style:style style:name="P7" style:family="paragraph">
      <loext:graphic-properties draw:fill="solid" draw:fill-color="#729fcf"/>
      <style:paragraph-properties fo:text-align="center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lantilla" draw:style-name="dp1" draw:master-page-name="Default">
        <draw:custom-shape draw:style-name="gr1" draw:text-style-name="P2" draw:layer="layout" svg:width="9.207cm" svg:height="19.59cm" svg:x="0.999cm" svg:y="1cm">
          <text:p text:style-name="P1">Vista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255cm" svg:height="19.59cm" svg:x="20.684cm" svg:y="1cm"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685cm" svg:height="1.27cm" svg:x="21.019cm" svg:y="1.317cm">
          <text:p text:style-name="P1">Entrades de blog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685cm" svg:height="1.27cm" svg:x="21.019cm" svg:y="2.905cm">
          <text:p text:style-name="P1">Activitats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685cm" svg:height="1.27cm" svg:x="21.019cm" svg:y="4.492cm">
          <text:p text:style-name="P1">Dades d’usuaris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685cm" svg:height="1.27cm" svg:x="21.019cm" svg:y="6.08cm">
          <text:p text:style-name="P1">Inventari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685cm" svg:height="1.27cm" svg:x="21.019cm" svg:y="7.667cm">
          <text:p text:style-name="P1">Pagaments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685cm" svg:height="1.27cm" svg:x="21.019cm" svg:y="9.255cm">
          <text:p text:style-name="P1">Comandes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685cm" svg:height="1.27cm" svg:x="21.019cm" svg:y="11.16cm">
          <text:p text:style-name="P1">Grup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.208cm" svg:height="19.59cm" svg:x="10.841cm" svg:y="1cm">
          <text:p text:style-name="P1">Controlador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952cm" svg:height="0.952cm" svg:x="5.126cm" svg:y="1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roperes Activitats" draw:style-name="dp1" draw:master-page-name="Default">
        <draw:custom-shape draw:style-name="gr1" draw:text-style-name="P2" draw:layer="layout" svg:width="9.207cm" svg:height="19.59cm" svg:x="0.999cm" svg:y="1cm">
          <text:p text:style-name="P1">Vista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255cm" svg:height="19.59cm" svg:x="20.684cm" svg:y="1cm"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685cm" svg:height="1.27cm" svg:x="21.019cm" svg:y="1.317cm">
          <text:p text:style-name="P1">Entrades de blog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685cm" svg:height="1.27cm" svg:x="21.019cm" svg:y="2.905cm">
          <text:p text:style-name="P1">Activitats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685cm" svg:height="1.27cm" svg:x="21.019cm" svg:y="4.492cm">
          <text:p text:style-name="P1">Dades d’usuaris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685cm" svg:height="1.27cm" svg:x="21.019cm" svg:y="6.08cm">
          <text:p text:style-name="P1">Inventari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685cm" svg:height="1.27cm" svg:x="21.019cm" svg:y="7.667cm">
          <text:p text:style-name="P1">Pagaments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685cm" svg:height="1.27cm" svg:x="21.019cm" svg:y="9.255cm">
          <text:p text:style-name="P1">Comandes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685cm" svg:height="1.27cm" svg:x="21.019cm" svg:y="11.16cm">
          <text:p text:style-name="P1">Grup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.208cm" svg:height="19.59cm" svg:x="10.841cm" svg:y="1cm">
          <text:p text:style-name="P1">Controlador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952cm" svg:height="0.952cm" svg:x="5.126cm" svg:y="1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Botiga On-Line" draw:style-name="dp1" draw:master-page-name="Default">
        <draw:custom-shape draw:style-name="gr1" draw:text-style-name="P2" draw:layer="layout" svg:width="9.207cm" svg:height="19.59cm" svg:x="0.999cm" svg:y="1cm">
          <text:p text:style-name="P1">Vista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255cm" svg:height="19.59cm" svg:x="20.684cm" svg:y="1cm"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685cm" svg:height="1.27cm" svg:x="21.019cm" svg:y="1.317cm">
          <text:p text:style-name="P1">Entrades de blog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685cm" svg:height="1.27cm" svg:x="21.019cm" svg:y="2.905cm">
          <text:p text:style-name="P1">Activitats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685cm" svg:height="1.27cm" svg:x="21.019cm" svg:y="4.492cm">
          <text:p text:style-name="P1">Dades d’usuaris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685cm" svg:height="1.27cm" svg:x="21.019cm" svg:y="6.08cm">
          <text:p text:style-name="P1">Inventari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685cm" svg:height="1.27cm" svg:x="21.019cm" svg:y="7.667cm">
          <text:p text:style-name="P1">Pagaments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685cm" svg:height="1.27cm" svg:x="21.019cm" svg:y="9.255cm">
          <text:p text:style-name="P1">Comandes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685cm" svg:height="1.27cm" svg:x="21.019cm" svg:y="11.16cm">
          <text:p text:style-name="P1">Grup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.208cm" svg:height="19.59cm" svg:x="10.841cm" svg:y="1cm">
          <text:p text:style-name="P1">Controlador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952cm" svg:height="0.952cm" svg:x="5.126cm" svg:y="1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Blog" draw:style-name="dp1" draw:master-page-name="Default">
        <draw:custom-shape draw:style-name="gr1" draw:text-style-name="P2" draw:layer="layout" svg:width="9.207cm" svg:height="19.59cm" svg:x="0.999cm" svg:y="1cm">
          <text:p text:style-name="P1">Vista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255cm" svg:height="19.59cm" svg:x="20.684cm" svg:y="1cm"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685cm" svg:height="1.27cm" svg:x="21.019cm" svg:y="1.317cm">
          <text:p text:style-name="P1">Entrades de blog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685cm" svg:height="1.27cm" svg:x="21.019cm" svg:y="2.905cm">
          <text:p text:style-name="P1">Activitats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685cm" svg:height="1.27cm" svg:x="21.019cm" svg:y="4.492cm">
          <text:p text:style-name="P1">Dades d’usuaris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685cm" svg:height="1.27cm" svg:x="21.019cm" svg:y="6.08cm">
          <text:p text:style-name="P1">Inventari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685cm" svg:height="1.27cm" svg:x="21.019cm" svg:y="7.667cm">
          <text:p text:style-name="P1">Pagaments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685cm" svg:height="1.27cm" svg:x="21.019cm" svg:y="9.255cm">
          <text:p text:style-name="P1">Comandes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685cm" svg:height="1.27cm" svg:x="21.019cm" svg:y="11.16cm">
          <text:p text:style-name="P1">Grup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.208cm" svg:height="19.59cm" svg:x="10.841cm" svg:y="1cm">
          <text:p text:style-name="P1">Controlador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952cm" svg:height="0.952cm" svg:x="5.126cm" svg:y="1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Altas" draw:style-name="dp1" draw:master-page-name="Default">
        <draw:custom-shape draw:style-name="gr1" draw:text-style-name="P6" draw:layer="layout" svg:width="9.207cm" svg:height="19.59cm" svg:x="1cm" svg:y="1cm">
          <text:p text:style-name="P5">Vista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6.255cm" svg:height="19.59cm" svg:x="20.685cm" svg:y="1cm">
          <text:p text:style-name="P5">Model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685cm" svg:height="1.27cm" svg:x="21.02cm" svg:y="1.317cm">
          <text:p text:style-name="P5">Entrades de blog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685cm" svg:height="1.27cm" svg:x="21.02cm" svg:y="2.905cm">
          <text:p text:style-name="P5">Activitats</text:p>
          <draw:enhanced-geometry svg:viewBox="0 0 21600 21600" draw:type="rectangle" draw:enhanced-path="M 0 0 L 21600 0 21600 21600 0 21600 0 0 Z N"/>
        </draw:custom-shape>
        <draw:custom-shape draw:style-name="gr3" draw:text-style-name="P7" xml:id="id6" draw:id="id6" draw:layer="layout" svg:width="5.685cm" svg:height="1.27cm" svg:x="21.02cm" svg:y="4.492cm">
          <text:p text:style-name="P5">Dades d’usuaris / Infants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685cm" svg:height="1.27cm" svg:x="21.02cm" svg:y="6.08cm">
          <text:p text:style-name="P5">Inventari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685cm" svg:height="1.27cm" svg:x="21.02cm" svg:y="7.667cm">
          <text:p text:style-name="P5">Pagaments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685cm" svg:height="1.27cm" svg:x="21.02cm" svg:y="9.255cm">
          <text:p text:style-name="P5">Comandes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685cm" svg:height="1.27cm" svg:x="21.02cm" svg:y="11.16cm">
          <text:p text:style-name="P5">Grups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9.208cm" svg:height="19.59cm" svg:x="10.842cm" svg:y="1cm">
          <text:p text:style-name="P5">Controlador</text:p>
          <draw:enhanced-geometry svg:viewBox="0 0 21600 21600" draw:type="rectangle" draw:enhanced-path="M 0 0 L 21600 0 21600 21600 0 21600 0 0 Z N"/>
        </draw:custom-shape>
        <draw:custom-shape draw:style-name="gr6" draw:text-style-name="P5" xml:id="id2" draw:id="id2" draw:layer="layout" svg:width="6.032cm" svg:height="1.905cm" svg:x="2.588cm" svg:y="4.175cm">
          <text:p text:style-name="P5">Ompir dades i donar d’al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" draw:id="id1" draw:layer="layout" svg:width="0.952cm" svg:height="0.952cm" svg:x="5.127cm" svg:y="1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8" draw:layer="layout" draw:type="line" svg:x1="5.603cm" svg:y1="2.27cm" svg:x2="5.604cm" svg:y2="4.175cm" draw:start-shape="id1" draw:start-glue-point="8" draw:end-shape="id2" draw:end-glue-point="4" svg:d="M5603 2270l1 1905" svg:viewBox="0 0 2 1906">
          <text:p/>
        </draw:connector>
        <draw:custom-shape draw:style-name="gr8" draw:text-style-name="P5" xml:id="id4" draw:id="id4" draw:layer="layout" svg:width="6.668cm" svg:height="1.587cm" svg:x="12.112cm" svg:y="1.636cm">
          <text:p text:style-name="P5">Control d’erro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9" draw:layer="layout" draw:type="line" svg:x1="15.446cm" svg:y1="4.175cm" svg:x2="15.446cm" svg:y2="3.223cm" draw:start-shape="id3" draw:start-glue-point="4" draw:end-shape="id4" draw:end-glue-point="8" svg:d="M15446 4175v-952" svg:viewBox="0 0 1 953">
          <text:p text:style-name="P4">No</text:p>
        </draw:connector>
        <draw:connector draw:style-name="gr10" draw:text-style-name="P8" draw:layer="layout" draw:type="lines" svg:x1="12.112cm" svg:y1="2.43cm" svg:x2="5.604cm" svg:y2="4.175cm" draw:start-shape="id4" draw:start-glue-point="6" draw:end-shape="id2" draw:end-glue-point="4" svg:d="M12112 2430h-501l-6007 1243v502" svg:viewBox="0 0 6509 1746">
          <text:p/>
        </draw:connector>
        <draw:connector draw:style-name="gr11" draw:text-style-name="P8" draw:layer="layout" draw:type="line" svg:x1="8.62cm" svg:y1="5.128cm" svg:x2="11.16cm" svg:y2="5.128cm" draw:start-shape="id2" draw:start-glue-point="10" draw:end-shape="id3" draw:end-glue-point="5" svg:d="M8620 5128h2540" svg:viewBox="0 0 2541 1">
          <text:p/>
        </draw:connector>
        <draw:custom-shape draw:style-name="gr12" draw:text-style-name="P5" xml:id="id3" draw:id="id3" draw:layer="layout" svg:width="8.572cm" svg:height="1.905cm" svg:x="11.16cm" svg:y="4.175cm">
          <text:p text:style-name="P5">Dades correcte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5" xml:id="id5" draw:id="id5" draw:layer="layout" svg:width="8.572cm" svg:height="0.952cm" svg:x="11.16cm" svg:y="6.715cm">
          <text:p text:style-name="P5">Afegir regist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8" draw:layer="layout" draw:type="line" svg:x1="15.446cm" svg:y1="6.08cm" svg:x2="15.446cm" svg:y2="6.715cm" draw:start-shape="id3" draw:start-glue-point="6" draw:end-shape="id5" draw:end-glue-point="4" svg:d="M15446 6080v635" svg:viewBox="0 0 1 636">
          <text:p/>
        </draw:connector>
        <draw:connector draw:style-name="gr15" draw:text-style-name="P8" draw:layer="layout" svg:x1="19.732cm" svg:y1="7.191cm" svg:x2="21.02cm" svg:y2="5.127cm" draw:start-shape="id5" draw:start-glue-point="10" draw:end-shape="id6" draw:end-glue-point="3" svg:d="M19732 7191h644v-2064h644" svg:viewBox="0 0 1289 2065">
          <text:p/>
        </draw:connector>
        <draw:custom-shape draw:style-name="gr16" draw:text-style-name="P5" xml:id="id7" draw:id="id7" draw:layer="layout" svg:width="8.572cm" svg:height="1.27cm" draw:transform="skewX (-0.000872664625997165) rotate (-0.000698131700797933) translate (11.16cm 8.62cm)">
          <text:p text:style-name="P5">S’envia correu amb user/password</text:p>
          <draw:enhanced-geometry svg:viewBox="0 0 21600 21600" draw:mirror-horizontal="true" draw:text-areas="0 0 21600 21600" draw:type="pentagon-right" draw:modifiers="19901.831330922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17" draw:text-style-name="P8" draw:layer="layout" svg:x1="15.446cm" svg:y1="7.667cm" svg:x2="15.446cm" svg:y2="8.623cm" draw:start-shape="id5" draw:start-glue-point="8" draw:end-shape="id7" draw:end-glue-point="0" svg:d="M15446 7667v956" svg:viewBox="0 0 1 957">
          <text:p/>
        </draw:connector>
        <draw:custom-shape draw:style-name="gr18" draw:text-style-name="P5" xml:id="id8" draw:id="id8" draw:layer="layout" svg:width="8.255cm" svg:height="1.27cm" svg:x="1.632cm" svg:y="8.62cm">
          <text:p text:style-name="P10">Rep el correu amb user/password</text:p>
          <draw:enhanced-geometry svg:viewBox="0 0 21600 21600" draw:mirror-vertical="false" draw:mirror-horizontal="true" draw:text-areas="0 0 21600 21600" draw:type="chevron" draw:modifiers="19734.593023255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onnector draw:style-name="gr19" draw:text-style-name="P8" draw:layer="layout" svg:x1="11.16cm" svg:y1="9.261cm" svg:x2="9.888cm" svg:y2="9.255cm" draw:start-shape="id7" draw:start-glue-point="3" draw:end-shape="id8" svg:d="M11160 9261h-636v-6h-636" svg:viewBox="0 0 1273 7">
          <text:p/>
        </draw:connector>
        <draw:custom-shape draw:style-name="gr20" draw:text-style-name="P5" draw:layer="layout" svg:width="7.937cm" svg:height="1.27cm" svg:x="1.635cm" svg:y="11.477cm">
          <text:p text:style-name="P5">Primer log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draw:layer="layout" svg:width="7.62cm" svg:height="1.27cm" svg:x="1.952cm" svg:y="13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Nosaltres" draw:style-name="dp1" draw:master-page-name="Default">
        <draw:custom-shape draw:style-name="gr1" draw:text-style-name="P6" draw:layer="layout" svg:width="9.207cm" svg:height="19.59cm" svg:x="0.999cm" svg:y="1cm">
          <text:p text:style-name="P5">Vista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6.255cm" svg:height="19.59cm" svg:x="20.684cm" svg:y="1cm">
          <text:p text:style-name="P5">Model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685cm" svg:height="1.27cm" svg:x="21.019cm" svg:y="1.317cm">
          <text:p text:style-name="P5">Entrades de blog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685cm" svg:height="1.27cm" svg:x="21.019cm" svg:y="2.905cm">
          <text:p text:style-name="P5">Activitats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685cm" svg:height="1.27cm" svg:x="21.019cm" svg:y="4.492cm">
          <text:p text:style-name="P5">Dades d’usuaris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685cm" svg:height="1.27cm" svg:x="21.019cm" svg:y="6.08cm">
          <text:p text:style-name="P5">Inventari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685cm" svg:height="1.27cm" svg:x="21.019cm" svg:y="7.667cm">
          <text:p text:style-name="P5">Pagaments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685cm" svg:height="1.27cm" svg:x="21.019cm" svg:y="9.255cm">
          <text:p text:style-name="P5">Comandes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685cm" svg:height="1.27cm" svg:x="21.019cm" svg:y="11.16cm">
          <text:p text:style-name="P5">Grups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9.208cm" svg:height="19.59cm" svg:x="10.841cm" svg:y="1cm">
          <text:p text:style-name="P5">Controlador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952cm" svg:height="0.952cm" svg:x="5.126cm" svg:y="1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Al·lèrgies" draw:style-name="dp1" draw:master-page-name="Default">
        <draw:custom-shape draw:style-name="gr1" draw:text-style-name="P6" draw:layer="layout" svg:width="9.207cm" svg:height="19.59cm" svg:x="0.999cm" svg:y="1cm">
          <text:p text:style-name="P5">Vista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6.255cm" svg:height="19.59cm" svg:x="20.684cm" svg:y="1cm">
          <text:p text:style-name="P5">Model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685cm" svg:height="1.27cm" svg:x="21.019cm" svg:y="1.317cm">
          <text:p text:style-name="P5">Entrades de blog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685cm" svg:height="1.27cm" svg:x="21.019cm" svg:y="2.905cm">
          <text:p text:style-name="P5">Activitats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685cm" svg:height="1.27cm" svg:x="21.019cm" svg:y="4.492cm">
          <text:p text:style-name="P5">Dades d’usuaris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685cm" svg:height="1.27cm" svg:x="21.019cm" svg:y="6.08cm">
          <text:p text:style-name="P5">Inventari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685cm" svg:height="1.27cm" svg:x="21.019cm" svg:y="7.667cm">
          <text:p text:style-name="P5">Pagaments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685cm" svg:height="1.27cm" svg:x="21.019cm" svg:y="9.255cm">
          <text:p text:style-name="P5">Comandes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685cm" svg:height="1.27cm" svg:x="21.019cm" svg:y="11.16cm">
          <text:p text:style-name="P5">Grups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9.208cm" svg:height="19.59cm" svg:x="10.841cm" svg:y="1cm">
          <text:p text:style-name="P5">Controlador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952cm" svg:height="0.952cm" svg:x="5.126cm" svg:y="1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ressupost" draw:style-name="dp1" draw:master-page-name="Default">
        <draw:custom-shape draw:style-name="gr1" draw:text-style-name="P6" draw:layer="layout" svg:width="9.207cm" svg:height="19.59cm" svg:x="0.999cm" svg:y="1cm">
          <text:p text:style-name="P5">Vista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6.255cm" svg:height="19.59cm" svg:x="20.684cm" svg:y="1cm">
          <text:p text:style-name="P5">Model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685cm" svg:height="1.27cm" svg:x="21.019cm" svg:y="1.317cm">
          <text:p text:style-name="P5">Entrades de blog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685cm" svg:height="1.27cm" svg:x="21.019cm" svg:y="2.905cm">
          <text:p text:style-name="P5">Activitats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685cm" svg:height="1.27cm" svg:x="21.019cm" svg:y="4.492cm">
          <text:p text:style-name="P5">Dades d’usuaris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685cm" svg:height="1.27cm" svg:x="21.019cm" svg:y="6.08cm">
          <text:p text:style-name="P5">Inventari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685cm" svg:height="1.27cm" svg:x="21.019cm" svg:y="7.667cm">
          <text:p text:style-name="P5">Pagaments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685cm" svg:height="1.27cm" svg:x="21.019cm" svg:y="9.255cm">
          <text:p text:style-name="P5">Comandes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685cm" svg:height="1.27cm" svg:x="21.019cm" svg:y="11.16cm">
          <text:p text:style-name="P5">Grups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9.208cm" svg:height="19.59cm" svg:x="10.841cm" svg:y="1cm">
          <text:p text:style-name="P5">Controlador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952cm" svg:height="0.952cm" svg:x="5.126cm" svg:y="1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9" draw:style-name="dp1" draw:master-page-name="Default">
        <draw:custom-shape draw:style-name="gr1" draw:text-style-name="P6" draw:layer="layout" svg:width="9.207cm" svg:height="19.59cm" svg:x="0.999cm" svg:y="1cm">
          <text:p text:style-name="P5">Vista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6.255cm" svg:height="19.59cm" svg:x="20.684cm" svg:y="1cm">
          <text:p text:style-name="P5">Model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685cm" svg:height="1.27cm" svg:x="21.019cm" svg:y="1.317cm">
          <text:p text:style-name="P5">Entrades de blog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685cm" svg:height="1.27cm" svg:x="21.019cm" svg:y="2.905cm">
          <text:p text:style-name="P5">Activitats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685cm" svg:height="1.27cm" svg:x="21.019cm" svg:y="4.492cm">
          <text:p text:style-name="P5">Dades d’usuaris / Infants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685cm" svg:height="1.27cm" svg:x="21.019cm" svg:y="6.08cm">
          <text:p text:style-name="P5">Inventari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685cm" svg:height="1.27cm" svg:x="21.019cm" svg:y="7.667cm">
          <text:p text:style-name="P5">Pagaments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685cm" svg:height="1.27cm" svg:x="21.019cm" svg:y="9.255cm">
          <text:p text:style-name="P5">Comandes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685cm" svg:height="1.27cm" svg:x="21.019cm" svg:y="11.16cm">
          <text:p text:style-name="P5">Grups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9.208cm" svg:height="19.59cm" svg:x="10.841cm" svg:y="1cm">
          <text:p text:style-name="P5">Controlador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952cm" svg:height="0.952cm" svg:x="5.126cm" svg:y="1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0" draw:style-name="dp1" draw:master-page-name="Default">
        <draw:custom-shape draw:style-name="gr1" draw:text-style-name="P6" draw:layer="layout" svg:width="9.207cm" svg:height="19.59cm" svg:x="0.999cm" svg:y="1cm">
          <text:p text:style-name="P5">Vista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6.255cm" svg:height="19.59cm" svg:x="20.684cm" svg:y="1cm">
          <text:p text:style-name="P5">Model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685cm" svg:height="1.27cm" svg:x="21.019cm" svg:y="1.317cm">
          <text:p text:style-name="P5">Entrades de blog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685cm" svg:height="1.27cm" svg:x="21.019cm" svg:y="2.905cm">
          <text:p text:style-name="P5">Activitats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685cm" svg:height="1.27cm" svg:x="21.019cm" svg:y="4.492cm">
          <text:p text:style-name="P5">Dades d’usuaris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685cm" svg:height="1.27cm" svg:x="21.019cm" svg:y="6.08cm">
          <text:p text:style-name="P5">Inventari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685cm" svg:height="1.27cm" svg:x="21.019cm" svg:y="7.667cm">
          <text:p text:style-name="P5">Pagaments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685cm" svg:height="1.27cm" svg:x="21.019cm" svg:y="9.255cm">
          <text:p text:style-name="P5">Comandes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5.685cm" svg:height="1.27cm" svg:x="21.019cm" svg:y="11.16cm">
          <text:p text:style-name="P5">Grups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9.208cm" svg:height="19.59cm" svg:x="10.841cm" svg:y="1cm">
          <text:p text:style-name="P5">Controlador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952cm" svg:height="0.952cm" svg:x="5.126cm" svg:y="1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b4c7dc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1T12:14:51.070743834</meta:creation-date>
    <dc:date>2023-03-02T09:28:25.135843270</dc:date>
    <meta:editing-duration>PT3H25M49S</meta:editing-duration>
    <meta:editing-cycles>6</meta:editing-cycles>
    <meta:generator>LibreOffice/7.4.5.1$Linux_X86_64 LibreOffice_project/40$Build-1</meta:generator>
    <meta:document-statistic meta:object-count="126"/>
  </office:meta>
</office:document-meta>
</file>